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192cm" fo:min-width="2.501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33cm" fo:min-width="2.001cm"/>
      <style:paragraph-properties style:writing-mode="lr-tb"/>
    </style:style>
    <style:style style:name="gr6" style:family="graphic" style:parent-style-name="standard">
      <style:graphic-properties draw:stroke="dash" draw:stroke-dash="Long_20_Dash" draw:fill="solid" draw:fill-color="#ffffff" draw:textarea-horizontal-align="justify" draw:textarea-vertical-align="top" draw:auto-grow-height="false" fo:min-height="2.399cm" fo:min-width="3.001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192cm" fo:min-width="2.001cm"/>
      <style:paragraph-properties style:writing-mode="lr-tb"/>
    </style:style>
    <style:style style:name="gr8" style:family="graphic" style:parent-style-name="standard">
      <style:graphic-properties draw:marker-end="Arrowheads_20_5" draw:textarea-vertical-align="middle"/>
      <style:paragraph-properties style:writing-mode="lr-tb"/>
    </style:style>
    <style:style style:name="gr9" style:family="graphic" style:parent-style-name="standard">
      <style:graphic-properties draw:marker-end="Arrowheads_20_5" draw:textarea-vertical-align="middle"/>
    </style:style>
    <style:style style:name="gr10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0.202cm" fo:min-width="1.202cm"/>
      <style:paragraph-properties style:writing-mode="lr-tb"/>
    </style:style>
    <style:style style:name="gr11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0.202cm" fo:min-width="0.952cm"/>
      <style:paragraph-properties style:writing-mode="lr-tb"/>
    </style:style>
    <style:style style:name="gr12" style:family="graphic" style:parent-style-name="standard">
      <style:graphic-properties draw:marker-end="Arrowheads_20_6" draw:textarea-vertical-align="middle"/>
    </style:style>
    <style:style style:name="gr13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0.202cm" fo:min-width="1.452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0.202cm" fo:min-width="1.952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0.202cm" fo:min-width="2.452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marker-end="Arrowheads_20_11" draw:marker-end-width="0.3cm" draw:fill="none" draw:textarea-vertical-align="middle"/>
    </style:style>
    <style:style style:name="gr21" style:family="graphic" style:parent-style-name="objectwithoutfill">
      <style:graphic-properties draw:marker-end="Arrowheads_20_12" draw:marker-end-width="0.3cm" draw:fill="none" draw:textarea-vertical-align="middle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15cm"/>
      <style:paragraph-properties style:writing-mode="lr-tb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gr24" style:family="graphic" style:parent-style-name="objectwithoutfill">
      <style:graphic-properties draw:marker-end="Arrowheads_20_14" draw:marker-end-width="0.3cm" draw:fill="none" draw:textarea-vertical-align="middle"/>
    </style:style>
    <style:style style:name="gr25" style:family="graphic" style:parent-style-name="objectwithoutfill">
      <style:graphic-properties draw:marker-end="Arrowheads_20_15" draw:marker-end-width="0.3cm" draw:fill="none" draw:textarea-vertical-align="middle"/>
    </style:style>
    <style:style style:name="gr26" style:family="graphic" style:parent-style-name="objectwithoutfill">
      <style:graphic-properties draw:marker-end="Arrowheads_20_16" draw:marker-end-width="0.3cm" draw:fill="none" draw:textarea-vertical-align="middle"/>
    </style:style>
    <style:style style:name="gr27" style:family="graphic" style:parent-style-name="objectwithoutfill">
      <style:graphic-properties draw:marker-end="Arrowheads_20_17" draw:marker-end-width="0.3cm" draw:fill="none" draw:textarea-vertical-align="middle"/>
    </style:style>
    <style:style style:name="gr28" style:family="graphic" style:parent-style-name="objectwithoutfill">
      <style:graphic-properties draw:marker-end="Arrowheads_20_18" draw:marker-end-width="0.3cm" draw:fill="none" draw:textarea-vertical-align="middle"/>
    </style:style>
    <style:style style:name="gr29" style:family="graphic" style:parent-style-name="objectwithoutfill">
      <style:graphic-properties draw:marker-end="Arrowheads_20_19" draw:marker-end-width="0.3cm" draw:fill="none" draw:textarea-vertical-align="middle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</style:style>
    <style:style style:name="gr31" style:family="graphic" style:parent-style-name="objectwithoutfill">
      <style:graphic-properties draw:marker-end="Arrowheads_20_21" draw:marker-end-width="0.3cm" draw:fill="none" draw:textarea-vertical-align="middle"/>
    </style:style>
    <style:style style:name="gr32" style:family="graphic" style:parent-style-name="objectwithoutfill">
      <style:graphic-properties draw:marker-end="Arrowheads_20_22" draw:marker-end-width="0.3cm" draw:fill="none" draw:textarea-vertical-align="middle"/>
    </style:style>
    <style:style style:name="gr33" style:family="graphic" style:parent-style-name="objectwithoutfill">
      <style:graphic-properties draw:marker-end="Arrowheads_20_23" draw:marker-end-width="0.3cm" draw:fill="none" draw:textarea-vertical-align="middle"/>
    </style:style>
    <style:style style:name="gr34" style:family="graphic" style:parent-style-name="objectwithoutfill">
      <style:graphic-properties draw:marker-end="Arrowheads_20_24" draw:marker-end-width="0.3cm" draw:fill="none" draw:textarea-vertical-align="middle"/>
    </style:style>
    <style:style style:name="gr35" style:family="graphic" style:parent-style-name="objectwithoutfill">
      <style:graphic-properties draw:marker-end="Arrowheads_20_25" draw:marker-end-width="0.3cm" draw:fill="none" draw:textarea-vertical-align="middle"/>
    </style:style>
    <style:style style:name="gr36" style:family="graphic" style:parent-style-name="standard">
      <style:graphic-properties draw:stroke="dash" draw:stroke-dash="Dot_20__28_Rounded_29_" svg:stroke-linecap="round" draw:fill-color="#ffffff" draw:textarea-horizontal-align="justify" draw:textarea-vertical-align="top" draw:auto-grow-height="false" fo:min-height="1.104cm" fo:min-width="2.354cm"/>
      <style:paragraph-properties style:writing-mode="lr-tb"/>
    </style:style>
    <style:style style:name="gr37" style:family="graphic" style:parent-style-name="standard">
      <style:graphic-properties draw:stroke="dash" draw:stroke-dash="Long_20_Dash" draw:fill="solid" draw:fill-color="#ffffff" draw:textarea-horizontal-align="justify" draw:textarea-vertical-align="middle" draw:auto-grow-height="false" fo:min-height="0.192cm" fo:min-width="2.001cm"/>
      <style:paragraph-properties style:writing-mode="lr-tb"/>
    </style:style>
    <style:style style:name="gr38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0.338cm" fo:min-width="2.238cm"/>
      <style:paragraph-properties style:writing-mode="lr-tb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draw:fill="solid" draw:fill-color="#ffffff" draw:textarea-horizontal-align="justify" draw:textarea-vertical-align="top" draw:auto-grow-height="false" fo:min-height="5.93cm" fo:min-width="6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top" draw:auto-grow-height="false" fo:min-height="2.134cm" fo:min-width="3.001cm"/>
      <style:paragraph-properties style:writing-mode="lr-tb"/>
    </style:style>
    <style:style style:name="gr42" style:family="graphic" style:parent-style-name="standard">
      <style:graphic-properties draw:stroke="dash" draw:stroke-dash="Long_20_Dash" draw:fill="solid" draw:fill-color="#ffffff" draw:textarea-horizontal-align="justify" draw:textarea-vertical-align="middle" draw:auto-grow-height="false" fo:min-height="0.192cm" fo:min-width="1.501cm"/>
      <style:paragraph-properties style:writing-mode="lr-tb"/>
    </style:style>
    <style:style style:name="gr43" style:family="graphic" style:parent-style-name="standard">
      <style:graphic-properties draw:stroke="dash" draw:stroke-dash="Long_20_Dash" draw:fill="solid" draw:fill-color="#ffffff" draw:textarea-horizontal-align="justify" draw:textarea-vertical-align="middle" draw:auto-grow-height="false" fo:min-height="0.633cm" fo:min-width="2.001cm"/>
      <style:paragraph-properties style:writing-mode="lr-tb"/>
    </style:style>
    <style:style style:name="gr44" style:family="graphic" style:parent-style-name="standard">
      <style:graphic-properties draw:marker-end="Arrowheads_20_26" draw:textarea-vertical-align="middle"/>
    </style:style>
    <style:style style:name="gr45" style:family="graphic" style:parent-style-name="standard">
      <style:graphic-properties draw:fill="solid" draw:fill-color="#ffffff" draw:textarea-horizontal-align="justify" draw:textarea-vertical-align="top" draw:auto-grow-height="false" fo:min-height="0.633cm" fo:min-width="3.001cm"/>
      <style:paragraph-properties style:writing-mode="lr-tb"/>
    </style:style>
    <style:style style:name="gr46" style:family="graphic" style:parent-style-name="standard">
      <style:graphic-properties draw:stroke="dash" draw:stroke-dash="Long_20_Dash" draw:fill="solid" draw:fill-color="#ffffff" draw:textarea-horizontal-align="justify" draw:textarea-vertical-align="middle" draw:auto-grow-height="false" fo:min-height="0.633cm" fo:min-width="1.901cm"/>
      <style:paragraph-properties style:writing-mode="lr-tb"/>
    </style:style>
    <style:style style:name="gr47" style:family="graphic" style:parent-style-name="standard">
      <style:graphic-properties draw:marker-end="Arrowheads_20_27" draw:textarea-vertical-align="middle"/>
    </style:style>
    <style:style style:name="gr48" style:family="graphic" style:parent-style-name="standard">
      <style:graphic-properties draw:stroke="dash" draw:stroke-dash="Long_20_Dash" draw:fill="solid" draw:fill-color="#ffffff" draw:textarea-horizontal-align="justify" draw:textarea-vertical-align="middle" draw:auto-grow-height="false" fo:min-height="0.192cm" fo:min-width="1.001cm"/>
      <style:paragraph-properties style:writing-mode="lr-tb"/>
    </style:style>
    <style:style style:name="gr49" style:family="graphic" style:parent-style-name="standard">
      <style:graphic-properties draw:marker-end="Arrowheads_20_28" draw:textarea-vertical-align="middle"/>
    </style:style>
    <style:style style:name="gr50" style:family="graphic" style:parent-style-name="standard">
      <style:graphic-properties draw:marker-end="Arrowheads_20_29" draw:textarea-vertical-align="middle"/>
    </style:style>
    <style:style style:name="gr51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0.202cm" fo:min-width="1.852cm"/>
      <style:paragraph-properties style:writing-mode="lr-tb"/>
    </style:style>
    <style:style style:name="gr52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0.202cm" fo:min-width="1.352cm"/>
      <style:paragraph-properties style:writing-mode="lr-tb"/>
    </style:style>
    <style:style style:name="gr53" style:family="graphic" style:parent-style-name="standard">
      <style:graphic-properties draw:marker-end="Arrowheads_20_30" draw:textarea-vertical-align="middle"/>
    </style:style>
    <style:style style:name="gr54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0.654cm" fo:min-width="1.404cm"/>
      <style:paragraph-properties style:writing-mode="lr-tb"/>
    </style:style>
    <style:style style:name="gr55" style:family="graphic" style:parent-style-name="standard">
      <style:graphic-properties draw:marker-end="Arrowheads_20_31" draw:textarea-vertical-align="middle"/>
    </style:style>
    <style:style style:name="gr56" style:family="graphic" style:parent-style-name="standard">
      <style:graphic-properties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3" style:family="paragraph">
      <style:paragraph-properties fo:text-align="center" style:writing-mode="lr-tb"/>
      <style:text-properties fo:font-size="8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0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0" draw:id="id20" draw:layer="layout" svg:width="0.5cm" svg:height="0.5cm" svg:x="25.8cm" svg:y="7.4cm">
          <text:p text:style-name="P1"><text:span text:style-name="T1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4" draw:id="id14" draw:layer="layout" svg:width="0.5cm" svg:height="0.5cm" svg:x="26.3cm" svg:y="3.5cm">
          <text:p text:style-name="P1"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7" draw:id="id17" draw:layer="layout" svg:width="0.5cm" svg:height="0.5cm" svg:x="25.8cm" svg:y="6cm">
          <text:p text:style-name="P1"><text:span text:style-name="T1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5" draw:id="id15" draw:layer="layout" svg:width="0.5cm" svg:height="0.5cm" svg:x="0.5cm" svg:y="3cm">
          <text:p text:style-name="P1"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6" draw:id="id16" draw:layer="layout" svg:width="0.5cm" svg:height="0.8cm" svg:x="0.5cm" svg:y="7.1cm">
          <text:p text:style-name="P1"><text:span text:style-name="T1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9" draw:id="id19" draw:layer="layout" svg:width="0.5cm" svg:height="1cm" svg:x="0.5cm" svg:y="9.8cm">
          <text:p text:style-name="P1"><text:span text:style-name="T1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5" draw:id="id5" draw:layer="layout" svg:width="3cm" svg:height="0.5cm" svg:x="3.3cm" svg:y="3cm">
          <text:p text:style-name="P3"><text:span text:style-name="T2">ANSI-C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xml:id="id1" draw:id="id1" draw:layer="layout" svg:width="3cm" svg:height="0.5cm" svg:x="3.3cm" svg:y="5cm">
          <text:p text:style-name="P3"><text:span text:style-name="T2">Machine object 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xml:id="id8" draw:id="id8" draw:layer="layout" svg:width="3cm" svg:height="0.5cm" svg:x="12cm" svg:y="1.4cm">
          <text:p text:style-name="P3"><text:span text:style-name="T2">ConTeXt docume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xml:id="id2" draw:id="id2" draw:layer="layout" svg:width="2.5cm" svg:height="1cm" svg:x="2.1cm" svg:y="7cm">
          <text:p text:style-name="P3"><text:span text:style-name="T2">Machine object library (shared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3.5cm" svg:height="3cm" svg:x="14.6cm" svg:y="7.4cm">
          <text:p text:style-name="P3"><text:span text:style-name="T2">Specification Theor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xml:id="id3" draw:id="id3" draw:layer="layout" svg:width="2.5cm" svg:height="1cm" svg:x="5.1cm" svg:y="7cm">
          <text:p text:style-name="P3"><text:span text:style-name="T2">Machine object library (static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xml:id="id4" draw:id="id4" draw:layer="layout" svg:width="2.5cm" svg:height="1cm" svg:x="3.6cm" svg:y="9.8cm">
          <text:p text:style-name="P3"><text:span text:style-name="T2">Machine executab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xml:id="id7" draw:id="id7" draw:layer="layout" svg:width="2.5cm" svg:height="1cm" svg:x="12.298cm" svg:y="8.702cm">
          <text:p text:style-name="P3"><text:span text:style-name="T2">SMTLib2 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xml:id="id6" draw:id="id6" draw:layer="layout" svg:width="2.5cm" svg:height="0.5cm" svg:x="12.3cm" svg:y="12.5cm">
          <text:p text:style-name="P3"><text:span text:style-name="T2">Proof certifica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xml:id="id9" draw:id="id9" draw:layer="layout" svg:width="2.5cm" svg:height="0.5cm" svg:x="17.8cm" svg:y="2.4cm">
          <text:p text:style-name="P3"><text:span text:style-name="T2">JoyLoL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3" draw:layer="layout" svg:x1="4.8cm" svg:y1="5.5cm" svg:x2="3.35cm" svg:y2="7cm" draw:start-shape="id1" draw:start-glue-point="6" draw:end-shape="id2" draw:end-glue-point="4" svg:d="M4800 5500v751h-1450v749" svg:viewBox="0 0 1451 1501">
          <text:p text:style-name="P6"><text:span text:style-name="T2"/></text:p>
        </draw:connector>
        <draw:connector draw:style-name="gr9" draw:text-style-name="P3" draw:layer="layout" svg:x1="4.8cm" svg:y1="5.5cm" svg:x2="6.35cm" svg:y2="7cm" draw:start-shape="id1" draw:start-glue-point="6" draw:end-shape="id3" draw:end-glue-point="4" svg:d="M4800 5500v751h1550v749" svg:viewBox="0 0 1551 1501">
          <text:p/>
        </draw:connector>
        <draw:connector draw:style-name="gr9" draw:text-style-name="P3" draw:layer="layout" svg:x1="3.35cm" svg:y1="8cm" svg:x2="4.85cm" svg:y2="9.8cm" draw:start-shape="id2" draw:start-glue-point="6" draw:end-shape="id4" draw:end-glue-point="4" svg:d="M3350 8000v901h1500v899" svg:viewBox="0 0 1501 1801">
          <text:p/>
        </draw:connector>
        <draw:connector draw:style-name="gr9" draw:text-style-name="P3" draw:layer="layout" svg:x1="6.35cm" svg:y1="8cm" svg:x2="4.85cm" svg:y2="9.8cm" draw:start-shape="id3" draw:start-glue-point="6" draw:end-shape="id4" draw:end-glue-point="4" svg:d="M6350 8000v901h-1500v899" svg:viewBox="0 0 1501 1801">
          <text:p/>
        </draw:connector>
        <draw:custom-shape draw:style-name="gr10" draw:text-style-name="P5" draw:layer="layout" svg:width="1.75cm" svg:height="0.5cm" svg:x="3.9cm" svg:y="6cm">
          <text:p text:style-name="P3"><text:span text:style-name="T2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5cm" svg:height="0.5cm" svg:x="4.1cm" svg:y="8.6cm">
          <text:p text:style-name="P3"><text:span text:style-name="T2">Lin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svg:x1="4.8cm" svg:y1="3.5cm" svg:x2="4.8cm" svg:y2="5cm" draw:start-shape="id5" draw:start-glue-point="6" draw:end-shape="id1" draw:end-glue-point="4" svg:d="M4800 3500v1500" svg:viewBox="0 0 1 1501">
          <text:p/>
        </draw:connector>
        <draw:custom-shape draw:style-name="gr13" draw:text-style-name="P5" draw:layer="layout" svg:width="2cm" svg:height="0.5cm" svg:x="3.8cm" svg:y="3.9cm">
          <text:p text:style-name="P3"><text:span text:style-name="T2">C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line-skew="-0.401cm" svg:x1="6.3cm" svg:y1="3.25cm" svg:x2="12.3cm" svg:y2="12.75cm" draw:start-shape="id5" draw:start-glue-point="7" draw:end-shape="id6" draw:end-glue-point="5" svg:d="M6300 3250h2600v9500h3400" svg:viewBox="0 0 6001 9501">
          <text:p/>
        </draw:connector>
        <draw:custom-shape draw:style-name="gr11" draw:text-style-name="P5" draw:layer="layout" svg:width="1.5cm" svg:height="0.5cm" svg:x="8.3cm" svg:y="4.1cm">
          <text:p text:style-name="P3"><text:span text:style-name="T2">Verif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2cm" svg:height="0.5cm" svg:x="8cm" svg:y="5cm">
          <text:p text:style-name="P3"><text:span text:style-name="T2">Frama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13.548cm" svg:y1="9.702cm" svg:x2="13.55cm" svg:y2="12.5cm" draw:start-shape="id7" draw:start-glue-point="6" draw:end-shape="id6" draw:end-glue-point="4" svg:d="M13548 9702v1400h2v1398" svg:viewBox="0 0 3 2799">
          <text:p/>
        </draw:connector>
        <draw:custom-shape draw:style-name="gr4" draw:text-style-name="P4" xml:id="id18" draw:id="id18" draw:layer="layout" svg:width="3cm" svg:height="0.5cm" svg:x="21.3cm" svg:y="6.7cm">
          <text:p text:style-name="P3"><text:span text:style-name="T2">JoyLoL interpre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xml:id="id11" draw:id="id11" draw:layer="layout" svg:width="3cm" svg:height="0.5cm" svg:x="19.1cm" svg:y="3.2cm">
          <text:p text:style-name="P3"><text:span text:style-name="T2">JoyLoL compil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xml:id="id10" draw:id="id10" draw:layer="layout" svg:width="3cm" svg:height="0.5cm" svg:x="16cm" svg:y="4cm">
          <text:p text:style-name="P3"><text:span text:style-name="T2">JoyLoL prov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5" draw:layer="layout" svg:width="2cm" svg:height="0.5cm" svg:x="12.9cm" svg:y="10.8cm">
          <text:p text:style-name="P3"><text:span text:style-name="T2">Z3 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2.5cm" svg:height="0.5cm" svg:x="11.548cm" svg:y="11.5cm">
          <text:p text:style-name="P3"><text:span text:style-name="T2">Alt-Ergo 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7" draw:layer="layout" svg:x1="12cm" svg:y1="1.65cm" svg:x2="4.8cm" svg:y2="3cm" draw:start-shape="id8" draw:start-glue-point="5" draw:end-shape="id5" draw:end-glue-point="4" svg:d="M12000 1650h-7200v1350" svg:viewBox="0 0 7201 1351">
          <text:p/>
        </draw:connector>
        <draw:custom-shape draw:style-name="gr18" draw:text-style-name="P5" draw:layer="layout" svg:width="3cm" svg:height="0.5cm" svg:x="8cm" svg:y="1.4cm">
          <text:p text:style-name="P3"><text:span text:style-name="T2">ConTeXt typese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svg:x1="15cm" svg:y1="1.65cm" svg:x2="19.05cm" svg:y2="2.4cm" draw:start-shape="id8" draw:start-glue-point="7" draw:end-shape="id9" draw:end-glue-point="4" svg:d="M15000 1650h4050v750" svg:viewBox="0 0 4051 751">
          <text:p/>
        </draw:connector>
        <draw:connector draw:style-name="gr20" draw:text-style-name="P7" draw:layer="layout" svg:x1="15cm" svg:y1="1.65cm" svg:x2="17.5cm" svg:y2="4cm" draw:start-shape="id8" draw:start-glue-point="7" draw:end-shape="id10" draw:end-glue-point="4" svg:d="M15000 1650h2500v2350" svg:viewBox="0 0 2501 2351">
          <text:p/>
        </draw:connector>
        <draw:connector draw:style-name="gr21" draw:text-style-name="P7" draw:layer="layout" svg:x1="15cm" svg:y1="1.65cm" svg:x2="20.6cm" svg:y2="3.2cm" draw:start-shape="id8" draw:start-glue-point="7" draw:end-shape="id11" draw:end-glue-point="4" svg:d="M15000 1650h5600v1550" svg:viewBox="0 0 5601 1551">
          <text:p/>
        </draw:connector>
        <draw:custom-shape draw:style-name="gr18" draw:text-style-name="P5" draw:layer="layout" svg:width="3cm" svg:height="0.5cm" svg:x="16.5cm" svg:y="1.4cm">
          <text:p text:style-name="P3"><text:span text:style-name="T2">ConTeXt typese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3" draw:id="id13" draw:layer="layout" svg:width="1.3cm" svg:height="0.5cm" svg:x="12.9cm" svg:y="14cm">
          <text:p text:style-name="P1"><text:span text:style-name="T1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1cm" svg:height="0.5cm" svg:x="13cm" svg:y="0.2cm">
          <text:p text:style-name="P1"><text:span text:style-name="T1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7" draw:layer="layout" svg:x1="13.5cm" svg:y1="0.7cm" svg:x2="13.5cm" svg:y2="1.4cm" draw:start-shape="id12" draw:start-glue-point="6" draw:end-shape="id8" draw:end-glue-point="4" svg:d="M13500 700v700" svg:viewBox="0 0 1 701">
          <text:p/>
        </draw:connector>
        <draw:connector draw:style-name="gr24" draw:text-style-name="P7" draw:layer="layout" svg:x1="13.55cm" svg:y1="13cm" svg:x2="13.55cm" svg:y2="14cm" draw:start-shape="id6" draw:start-glue-point="6" draw:end-shape="id13" draw:end-glue-point="4" svg:d="M13550 13000v1000" svg:viewBox="0 0 1 1001">
          <text:p/>
        </draw:connector>
        <draw:connector draw:style-name="gr25" draw:text-style-name="P7" draw:layer="layout" svg:x1="22.1cm" svg:y1="3.45cm" svg:x2="26.3cm" svg:y2="3.75cm" draw:start-shape="id11" draw:start-glue-point="7" draw:end-shape="id14" draw:end-glue-point="5" svg:d="M22100 3450h2101v300h2099" svg:viewBox="0 0 4201 301">
          <text:p/>
        </draw:connector>
        <draw:connector draw:style-name="gr26" draw:text-style-name="P7" draw:layer="layout" svg:x1="1cm" svg:y1="3.25cm" svg:x2="3.3cm" svg:y2="3.25cm" draw:start-shape="id15" draw:start-glue-point="7" draw:end-shape="id5" draw:end-glue-point="5" svg:d="M1000 3250h2300" svg:viewBox="0 0 2301 1">
          <text:p/>
        </draw:connector>
        <draw:connector draw:style-name="gr27" draw:text-style-name="P7" draw:layer="layout" svg:x1="20.3cm" svg:y1="2.65cm" svg:x2="26.3cm" svg:y2="3.75cm" draw:start-shape="id9" draw:start-glue-point="7" draw:end-shape="id14" draw:end-glue-point="5" svg:d="M20300 2650h3001v1100h2999" svg:viewBox="0 0 6001 1101">
          <text:p/>
        </draw:connector>
        <draw:connector draw:style-name="gr28" draw:text-style-name="P7" draw:layer="layout" draw:line-skew="0.599cm" svg:x1="19cm" svg:y1="4.25cm" svg:x2="26.3cm" svg:y2="3.75cm" draw:start-shape="id10" draw:start-glue-point="7" draw:end-shape="id14" draw:end-glue-point="5" svg:d="M19000 4250h4250v-500h3050" svg:viewBox="0 0 7301 501">
          <text:p/>
        </draw:connector>
        <draw:connector draw:style-name="gr29" draw:text-style-name="P7" draw:layer="layout" svg:x1="2.1cm" svg:y1="7.5cm" svg:x2="1cm" svg:y2="7.5cm" draw:start-shape="id2" draw:start-glue-point="5" draw:end-shape="id16" draw:end-glue-point="7" svg:d="M2100 7500h-1100" svg:viewBox="0 0 1101 1">
          <text:p/>
        </draw:connector>
        <draw:connector draw:style-name="gr30" draw:text-style-name="P7" draw:layer="layout" svg:x1="25.8cm" svg:y1="6.25cm" svg:x2="24.3cm" svg:y2="6.95cm" draw:start-shape="id17" draw:start-glue-point="5" draw:end-shape="id18" draw:end-glue-point="7" svg:d="M25800 6250h-749v700h-751" svg:viewBox="0 0 1501 701">
          <text:p/>
        </draw:connector>
        <draw:connector draw:style-name="gr31" draw:text-style-name="P7" draw:layer="layout" svg:x1="3.6cm" svg:y1="10.3cm" svg:x2="1cm" svg:y2="10.3cm" draw:start-shape="id4" draw:start-glue-point="5" draw:end-shape="id19" draw:end-glue-point="7" svg:d="M3600 10300h-2600" svg:viewBox="0 0 2601 1">
          <text:p/>
        </draw:connector>
        <draw:connector draw:style-name="gr32" draw:text-style-name="P7" draw:layer="layout" svg:x1="25.8cm" svg:y1="7.65cm" svg:x2="24.3cm" svg:y2="6.95cm" draw:start-shape="id20" draw:start-glue-point="5" draw:end-shape="id18" draw:end-glue-point="7" svg:d="M25800 7650h-749v-700h-751" svg:viewBox="0 0 1501 701">
          <text:p/>
        </draw:connector>
        <draw:connector draw:style-name="gr33" draw:text-style-name="P7" draw:layer="layout" svg:x1="17.8cm" svg:y1="2.65cm" svg:x2="13.548cm" svg:y2="8.702cm" draw:start-shape="id9" draw:start-glue-point="5" draw:end-shape="id7" draw:end-glue-point="4" svg:d="M17800 2650h-4252v6052" svg:viewBox="0 0 4253 6053">
          <text:p/>
        </draw:connector>
        <draw:connector draw:style-name="gr34" draw:text-style-name="P7" draw:layer="layout" svg:x1="19.1cm" svg:y1="3.45cm" svg:x2="13.548cm" svg:y2="8.702cm" draw:start-shape="id11" draw:start-glue-point="5" draw:end-shape="id7" draw:end-glue-point="4" svg:d="M19100 3450h-5552v5252" svg:viewBox="0 0 5553 5253">
          <text:p/>
        </draw:connector>
        <draw:connector draw:style-name="gr35" draw:text-style-name="P7" draw:layer="layout" svg:x1="16cm" svg:y1="4.25cm" svg:x2="13.548cm" svg:y2="8.702cm" draw:start-shape="id10" draw:start-glue-point="5" draw:end-shape="id7" draw:end-glue-point="4" svg:d="M16000 4250h-2452v4452" svg:viewBox="0 0 2453 4453">
          <text:p/>
        </draw:connector>
        <draw:custom-shape draw:style-name="gr36" draw:text-style-name="P5" draw:layer="layout" svg:width="3cm" svg:height="1.5cm" svg:x="12.8cm" svg:y="4.8cm">
          <text:p text:style-name="P3"><text:span text:style-name="T2">JoyLoL 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2.5cm" svg:height="0.5cm" svg:x="13.1cm" svg:y="5.5cm">
          <text:p text:style-name="P3"><text:span text:style-name="T2">JoyLol 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2.5cm" svg:height="0.5cm" svg:x="15.1cm" svg:y="8.85cm">
          <text:p text:style-name="P3"><text:span text:style-name="T2">Pre-condi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4" draw:layer="layout" svg:width="2.5cm" svg:height="0.5cm" svg:x="15.1cm" svg:y="8.1cm">
          <text:p text:style-name="P3"><text:span text:style-name="T2">Specific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4" draw:layer="layout" svg:width="2.5cm" svg:height="0.5cm" svg:x="15.1cm" svg:y="9.6cm">
          <text:p text:style-name="P3"><text:span text:style-name="T2">Post-condi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5" draw:layer="layout" svg:width="3cm" svg:height="1.5cm" svg:x="22.689cm" svg:y="2.973cm">
          <text:p text:style-name="P3"><text:span text:style-name="T2">JoyLoL 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2.8cm" svg:height="0.65cm" svg:x="22.8cm" svg:y="3.65cm">
          <text:p text:style-name="P3"><text:span text:style-name="T2">JoyLoL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0" draw:text-style-name="P4" xml:id="id22" draw:id="id22" draw:layer="layout" svg:width="6.5cm" svg:height="7cm" svg:x="15.9cm" svg:y="1.5cm">
          <text:p text:style-name="P3"><text:span text:style-name="T2">Descrip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4" xml:id="id21" draw:id="id21" draw:layer="layout" svg:width="3.5cm" svg:height="2.7cm" svg:x="8.2cm" svg:y="2.3cm">
          <text:p text:style-name="P3"><text:span text:style-name="T2">Artefact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4" draw:layer="layout" svg:width="2cm" svg:height="0.5cm" svg:x="9cm" svg:y="3cm">
          <text:p text:style-name="P3"><text:span text:style-name="T2">Finger pri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4" draw:layer="layout" svg:width="2.5cm" svg:height="1cm" svg:x="8.7cm" svg:y="3.7cm">
          <text:p text:style-name="P3"><text:span text:style-name="T2">Output → Input ma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4" draw:text-style-name="P6" draw:layer="layout" draw:line-skew="0cm -5.502cm" svg:x1="9.95cm" svg:y1="2.3cm" svg:x2="9.95cm" svg:y2="5cm" draw:start-shape="id21" draw:start-glue-point="4" draw:end-shape="id21" draw:end-glue-point="6" svg:d="M9950 2300v-501h-3250v3703h3250v-502" svg:viewBox="0 0 3251 3704">
          <text:p/>
        </draw:connector>
        <draw:custom-shape draw:style-name="gr13" draw:text-style-name="P5" draw:layer="layout" svg:width="2cm" svg:height="0.5cm" svg:x="5.7cm" svg:y="2.7cm">
          <text:p text:style-name="P3"><text:span text:style-name="T2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xml:id="id25" draw:id="id25" draw:layer="layout" svg:width="2.5cm" svg:height="1cm" svg:x="17.7cm" svg:y="5.4cm">
          <text:p text:style-name="P3"><text:span text:style-name="T2">Aggregation description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5" draw:text-style-name="P4" xml:id="id26" draw:id="id26" draw:layer="layout" svg:width="3.5cm" svg:height="1cm" svg:x="11.6cm" svg:y="6.2cm">
          <text:p text:style-name="P3"><text:span text:style-name="T2">Build descrip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4" xml:id="id27" draw:id="id27" draw:layer="layout" svg:width="2.4cm" svg:height="1cm" svg:x="17.7cm" svg:y="7cm">
          <text:p text:style-name="P3"><text:span text:style-name="T2">Import descrip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7" draw:text-style-name="P6" draw:layer="layout" svg:x1="22.4cm" svg:y1="5cm" svg:x2="19.15cm" svg:y2="8.5cm" draw:start-shape="id22" draw:start-glue-point="7" draw:end-shape="id22" draw:end-glue-point="6" svg:d="M22400 5000h501v4002h-3751v-502" svg:viewBox="0 0 3752 4003">
          <text:p/>
        </draw:connector>
        <draw:custom-shape draw:style-name="gr16" draw:text-style-name="P5" draw:layer="layout" svg:width="2.5cm" svg:height="0.5cm" svg:x="21.6cm" svg:y="8.7cm">
          <text:p text:style-name="P3"><text:span text:style-name="T2">Component 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" xml:id="id23" draw:id="id23" draw:layer="layout" svg:width="2cm" svg:height="0.5cm" svg:x="19.9cm" svg:y="3.4cm">
          <text:p text:style-name="P3"><text:span text:style-name="T2">Symbo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8" draw:text-style-name="P4" xml:id="id24" draw:id="id24" draw:layer="layout" svg:width="1.5cm" svg:height="0.5cm" svg:x="16.4cm" svg:y="3.4cm">
          <text:p text:style-name="P3"><text:span text:style-name="T2">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9" draw:text-style-name="P6" draw:layer="layout" draw:line-skew="-0.199cm" svg:x1="20.9cm" svg:y1="3.4cm" svg:x2="17.15cm" svg:y2="3.4cm" draw:start-shape="id23" draw:start-glue-point="4" draw:end-shape="id24" draw:end-glue-point="4" svg:d="M20900 3400v-700h-3750v700" svg:viewBox="0 0 3751 701">
          <text:p/>
        </draw:connector>
        <draw:connector draw:style-name="gr50" draw:text-style-name="P6" draw:layer="layout" draw:line-skew="0.298cm" svg:x1="20.9cm" svg:y1="3.9cm" svg:x2="17.15cm" svg:y2="3.9cm" draw:start-shape="id23" draw:start-glue-point="6" draw:end-shape="id24" draw:end-glue-point="6" svg:d="M20900 3900v800h-3750v-800" svg:viewBox="0 0 3751 801">
          <text:p/>
        </draw:connector>
        <draw:custom-shape draw:style-name="gr51" draw:text-style-name="P5" draw:layer="layout" svg:width="2.4cm" svg:height="0.5cm" svg:x="17.9cm" svg:y="2.5cm">
          <text:p text:style-name="P3"><text:span text:style-name="T2">Defined 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1.9cm" svg:height="0.5cm" svg:x="18cm" svg:y="4.5cm">
          <text:p text:style-name="P3"><text:span text:style-name="T2">Used 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6" draw:layer="layout" svg:x1="16.4cm" svg:y1="3.65cm" svg:x2="11.7cm" svg:y2="3.65cm" draw:start-shape="id24" draw:start-glue-point="5" draw:end-shape="id21" draw:end-glue-point="7" svg:d="M16400 3650h-4700" svg:viewBox="0 0 4701 1">
          <text:p/>
        </draw:connector>
        <draw:custom-shape draw:style-name="gr52" draw:text-style-name="P5" draw:layer="layout" svg:width="1.9cm" svg:height="0.5cm" svg:x="12.8cm" svg:y="3.4cm">
          <text:p text:style-name="P3"><text:span text:style-name="T2">Typese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2cm" svg:height="1cm" svg:x="5.7cm" svg:y="3.5cm">
          <text:p text:style-name="P3"><text:span text:style-name="T2">Code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6" draw:layer="layout" svg:x1="17.7cm" svg:y1="5.9cm" svg:x2="15.1cm" svg:y2="6.7cm" draw:start-shape="id25" draw:start-glue-point="5" draw:end-shape="id26" draw:end-glue-point="7" svg:d="M17700 5900h-1299v800h-1301" svg:viewBox="0 0 2601 801">
          <text:p/>
        </draw:connector>
        <draw:connector draw:style-name="gr56" draw:text-style-name="P6" draw:layer="layout" svg:x1="17.7cm" svg:y1="7.5cm" svg:x2="15.1cm" svg:y2="6.7cm" draw:start-shape="id27" draw:start-glue-point="5" draw:end-shape="id26" draw:end-glue-point="7" svg:d="M17700 7500h-1299v-800h-1301" svg:viewBox="0 0 2601 801">
          <text:p/>
        </draw:connector>
        <presentation:notes draw:style-name="dp2">
          <draw:page-thumbnail draw:style-name="gr3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_20__28_Rounded_29_" draw:display-name="Dot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07:23:11.613350714</meta:creation-date>
    <dc:date>2022-11-13T09:15:54.278304839</dc:date>
    <meta:editing-duration>PT1H43M16S</meta:editing-duration>
    <meta:editing-cycles>6</meta:editing-cycles>
    <meta:generator>LibreOffice/7.3.6.2$Linux_X86_64 LibreOffice_project/30$Build-2</meta:generator>
    <meta:document-statistic meta:object-count="108"/>
  </office:meta>
</office:document-meta>
</file>